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16.09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/>
          <table:table-cell office:value-type="string">
            <text:p>C:\DemoSQuoRE\C++\SysFera\VISHNU\VISHNU_1.1.0\TMS\src\api\api_tms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cancel_job.cpp</text:p>
          </table:table-cell>
          <table:table-cell office:value-type="float" office:value="36">
            <text:p>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2">
            <text:p>21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4">
            <text:p>21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0">
            <text:p>22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4">
            <text:p>22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300">
            <text:p>3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get_job_output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d\internalApi.cpp</text:p>
          </table:table-cell>
          <table:table-cell office:value-type="float" office:value="145">
            <text:p>14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38">
            <text:p>3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Job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JobServ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cli\list_jobs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istProgressServer.h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18_0_1</text:p>
          </table:table-cell>
          <table:table-cell office:value-type="string">
            <text:p>C library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66">
            <text:p>6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74">
            <text:p>7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185">
            <text:p>1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9">
            <text:p>23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7">
            <text:p>25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1">
            <text:p>26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3">
            <text:p>26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5">
            <text:p>26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7">
            <text:p>26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71">
            <text:p>27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1">
            <text:p>29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2">
            <text:p>29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3">
            <text:p>29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5">
            <text:p>29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27">
            <text:p>527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5">
            <text:p>5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9">
            <text:p>5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1">
            <text:p>5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3">
            <text:p>5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9">
            <text:p>5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1">
            <text:p>5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5">
            <text:p>5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7">
            <text:p>5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9">
            <text:p>59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1">
            <text:p>60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3">
            <text:p>60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5">
            <text:p>6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7">
            <text:p>6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9">
            <text:p>6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1">
            <text:p>6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3">
            <text:p>6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5">
            <text:p>61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7">
            <text:p>61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9">
            <text:p>61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6">
            <text:p>1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d\MonitorTMS.cpp</text:p>
          </table:table-cell>
          <table:table-cell office:value-type="float" office:value="118">
            <text:p>1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d\MonitorTMS.h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197">
            <text:p>19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/>
          <table:table-cell office:value-type="string">
            <text:p>C:\DemoSQuoRE\C++\SysFera\VISHNU\VISHNU_1.1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46">
            <text:p>14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SSHJobExec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d\tmssed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456">
            <text:p>45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18_0_2</text:p>
          </table:table-cell>
          <table:table-cell office:value-type="string">
            <text:p>atof, atoi and atol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684">
            <text:p>68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686">
            <text:p>6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h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hpp</text:p>
          </table:table-cell>
          <table:table-cell office:value-type="float" office:value="135">
            <text:p>13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/>
          <table:table-cell office:value-type="string">
            <text:p>C:\DemoSQuoRE\C++\SysFera\VISHNU\VISHNU_1.1.0\TMS\src\server\TorqueServer.hpp</text:p>
          </table:table-cell>
          <table:table-cell office:value-type="float" office:value="147">
            <text:p>14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  <table:database-ranges>
        <table:database-range table:target-range-address="Feuille1.A1:Feuille1.AMJ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09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09:59:24</dc:date>
    <dc:creator>Benjamin Isnard</dc:creator>
    <meta:generator>OpenOffice.org/3.2$Linux OpenOffice.org_project/320m19$Build-9505</meta:generator>
    <meta:editing-duration>PT00H08M57S</meta:editing-duration>
    <meta:editing-cycles>1</meta:editing-cycles>
    <meta:document-statistic meta:table-count="1" meta:cell-count="576" meta:object-count="0"/>
  </office:meta>
</office:document-meta>
</file>